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b4f" officeooo:paragraph-rsid="001beb4f"/>
    </style:style>
    <style:style style:name="P2" style:family="paragraph" style:parent-style-name="Standard" style:list-style-name="L1">
      <style:text-properties officeooo:rsid="001beb4f" officeooo:paragraph-rsid="001beb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</text:p>
      <text:p text:style-name="P1"/>
      <text:p text:style-name="P1">C++</text:p>
      <text:list xml:id="list4128386467" text:style-name="L1">
        <text:list-item>
          <text:p text:style-name="P2">Concurrency</text:p>
          <text:list>
            <text:list-item>
              <text:p text:style-name="P2"><text:a xlink:type="simple" xlink:href="https://github.com/maxterjy/invistd/blob/master/c%2B%2B/multithread/process.pdf" text:style-name="Internet_20_link" text:visited-style-name="Visited_20_Internet_20_Link">Process</text:a></text:p>
            </text:list-item>
            <text:list-item>
              <text:p text:style-name="P2"><text:a xlink:type="simple" xlink:href="https://github.com/maxterjy/invistd/blob/master/c%2B%2B/multithread/thread_overview.pdf" text:style-name="Internet_20_link" text:visited-style-name="Visited_20_Internet_20_Link">Thread Overview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6:39:59.231000000</meta:creation-date>
    <dc:date>2018-10-15T16:42:14.539000000</dc:date>
    <meta:editing-duration>PT2M16S</meta:editing-duration>
    <meta:editing-cycles>1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5" meta:word-count="9" meta:character-count="46" meta:non-whitespace-character-count="45"/>
  </office:meta>
</office:document-meta>
</file>